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 Unicode MS1" svg:font-family="'Arial Unicode MS'" style:font-family-generic="swiss"/>
    <style:font-face style:name="Arial Unicode MS" svg:font-family="'Arial Unicode MS'"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ist_20_1"/>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quirements — Project Ideas, subsystem of Project management system</text:p>
      <text:h text:style-name="Heading_20_1" text:outline-level="1">Abstract</text:h>
      <text:p text:style-name="Text_20_body">This is a requirements document to supplement various UML diagrams, mostly use case diagrams, describing the requirements of a software web application for managing Student Projects, in the like of undergraduate final year projects, postgraduate course projects, e.t.c.. Specifically, the requirements in this document are for a subsystem of the entire management system, namely the Project Ideas subsystem. The goal of the Project Ideas subsystem is to implement the management of Project Ideas, which are proposals made by specific users for Projects that Students can embark upon.</text:p>
      <text:p text:style-name="Text_20_body">This document is structured with the types of user as its root headings, and under those headings the functional requirements of that particular type of user.</text:p>
      <text:h text:style-name="Heading_20_1" text:outline-level="1">Everyone</text:h>
      <text:p text:style-name="Text_20_body">All who can access the web application…</text:p>
      <text:list xml:id="list7773796283010886712" text:style-name="List_20_1">
        <text:list-item>
          <text:p text:style-name="P1">Can execute a search over the subset of all Project Ideas that are in the Approved state</text:p>
        </text:list-item>
        <text:list-item>
          <text:p text:style-name="P1">Can view those Project Ideas; specifically all properties</text:p>
        </text:list-item>
      </text:list>
      <text:h text:style-name="Heading_20_1" text:outline-level="1">Registered User</text:h>
      <text:p text:style-name="Text_20_body">Authenticated users of the application, which are either a member of Staff, a Student, or an External Person…</text:p>
      <text:list xml:id="list39349317" text:continue-numbering="true" text:style-name="List_20_1">
        <text:list-item>
          <text:p text:style-name="P1">Can Submit a Project Idea, which is essentially creating a new Project Idea entity. A Project Idea consists of non-nullable properties:</text:p>
          <text:list>
            <text:list-item>
              <text:p text:style-name="P1">A Title, non-empty</text:p>
            </text:list-item>
            <text:list-item>
              <text:p text:style-name="P1">A read-only Submission Date, indicating the date that the Project Idea was submitted/created</text:p>
            </text:list-item>
            <text:list-item>
              <text:p text:style-name="P1">A textual Description, non-empty</text:p>
            </text:list-item>
            <text:list-item>
              <text:p text:style-name="P1">A textual Academic Question that the project aims to answer, which may be in the form of a paragraph</text:p>
            </text:list-item>
            <text:list-item>
              <text:p text:style-name="P1">A textual Aims &amp; Objectives description</text:p>
            </text:list-item>
            <text:list-item>
              <text:p text:style-name="P1">A Status, that reflects the current state that the Project Idea is in. Values are Provisional which is the initial state, Approved which indicates the Project Idea has been approved by a member of Staff, Withdrawn which <text:s/>indicates the Project Idea has been rejected by a member of Staff, and Allocated which indicates that the Project cannot be allocated to any more Students and so is no longer available.</text:p>
            </text:list-item>
            <text:list-item>
              <text:p text:style-name="P1">A possibly empty set of Project Categories that the Project Idea comes under</text:p>
            </text:list-item>
            <text:list-item>
              <text:p text:style-name="P1">A set of Students that the Project Idea is Intended For; an empty set indicates it is open to all</text:p>
            </text:list-item>
            <text:list-item>
              <text:p text:style-name="P1">An Owner, which is initially the Registered User that created it</text:p>
            </text:list-item>
          </text:list>
        </text:list-item>
      </text:list>
      <text:h text:style-name="Heading_20_1" text:outline-level="1">Project Idea Owner</text:h>
      <text:p text:style-name="Text_20_body">The Owner of a particular Project Idea…</text:p>
      <text:list xml:id="list39351250" text:continue-numbering="true" text:style-name="List_20_1">
        <text:list-item>
          <text:p text:style-name="P1">Can execute a search as Everyone can, except the Project Ideas they Own are included in the set that is searched</text:p>
        </text:list-item>
        <text:list-item>
          <text:p text:style-name="P1">Can view those ideas, as Everyone can</text:p>
        </text:list-item>
        <text:list-item>
          <text:p text:style-name="P1">Can delete that Project Idea. Upon the deletion, a <text:s/>notification e-mail may be sent to the Owner of the Project Idea.</text:p>
        </text:list-item>
        <text:list-item>
          <text:p text:style-name="P1">Can update that Project Idea's properties, specifically all non-read-only properties except Status. If the user issuing the update is not Staff, the Project Idea's Status is reset to Provisional. A log is kept of this change of Status, recording who caused the change and when. Upon the update, an update notification e-mail may be sent to the Owner of the Project Idea.</text:p>
        </text:list-item>
        <text:list-item>
          <text:p text:style-name="P1">Can view the log of changes made to that Project Idea's Status</text:p>
        </text:list-item>
      </text:list>
      <text:h text:style-name="Heading_20_1" text:outline-level="1">Staff</text:h>
      <text:p text:style-name="Text_20_body">A member of staff…</text:p>
      <text:list xml:id="list39365052" text:continue-numbering="true" text:style-name="List_20_1">
        <text:list-item>
          <text:p text:style-name="P1">Can execute a search over all Project Ideas</text:p>
        </text:list-item>
        <text:list-item>
          <text:p text:style-name="P1">Can view those Project Ideas; specifically all properties</text:p>
        </text:list-item>
        <text:list-item>
          <text:p text:style-name="P1">Can, when submitting a Project Idea as a Registered User can, also specify what that Project Idea's Status should start out as</text:p>
        </text:list-item>
        <text:list-item>
          <text:p text:style-name="P1">Change the Status of any Project Idea, but no other properties. A log is kept of this change of Status, recording who caused the change and when. Upon the update, an update notification e-mail is sent to the Owner of the Project Idea.</text:p>
        </text:list-item>
        <text:list-item>
          <text:p text:style-name="P1">Can view the log of changes made to any Project Idea's Status</text:p>
        </text:list-item>
      </text:list>
      <text:h text:style-name="Heading_20_1" text:outline-level="1">Coordinator</text:h>
      <text:p text:style-name="Text_20_body">A member of Staff given the role of Coordinator…</text:p>
      <text:list xml:id="list39348796" text:continue-numbering="true" text:style-name="List_20_1">
        <text:list-item>
          <text:p text:style-name="P1">Can change all other of a Project Idea's properties alongside the Status</text:p>
        </text:list-item>
      </text:list>
      <text:h text:style-name="Heading_20_1" text:outline-level="1">Administrator</text:h>
      <text:p text:style-name="Text_20_body">A member of Staff given the role of Administrator…</text:p>
      <text:list xml:id="list39348795" text:continue-numbering="true" text:style-name="List_20_1">
        <text:list-item>
          <text:p text:style-name="P1">Can assign themselves as the Owner of a Project Idea, which is useful if the previous Owner leaves</text:p>
        </text:list-item>
        <text:list-item>
          <text:p text:style-name="P1">Can assign Ownership of a Project Idea to a Registered User. A notification e-mail is sent to the new Owner.</text:p>
        </text:list-item>
        <text:list-item>
          <text:p text:style-name="P1">Can execute all other actions</text:p>
        </text:list-item>
      </text:list>
      <text:h text:style-name="Heading_20_1" text:outline-level="1"><text:soft-page-break/>Students &amp; External Users</text:h>
      <text:p text:style-name="Text_20_body">A Student is a Registered User. An External User is a Registered User, who is from outside of the university. Neither have any use cases in addition to those inherited from Registered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Arial Unicode MS1" svg:font-family="'Arial Unicode MS'" style:font-family-generic="swiss"/>
    <style:font-face style:name="Arial Unicode MS" svg:font-family="'Arial Unicode MS'"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stroke-dash draw:name="Dashed_20__28_var_29_" draw:display-name="Dashed (var)" draw:style="rect" draw:dots1="1" draw:dots1-length="112%" draw:distance="72%"/>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3" style:page-number="auto" fo:background-color="transparent" style:shadow="none">
        <style:tab-stops/>
        <style:background-image/>
      </style:paragraph-properties>
      <style:text-properties fo:font-size="10pt"/>
    </style:style>
    <style:style style:name="Heading" style:family="paragraph" style:parent-style-name="Standard" style:next-style-name="Text_20_body" style:class="text" style:master-page-name="">
      <style:paragraph-properties fo:margin-top="0.349cm" fo:margin-bottom="0cm" fo:keep-together="always" fo:orphans="0" fo:widows="0" style:page-number="auto" fo:background-color="transparent" fo:keep-with-next="always">
        <style:background-image/>
      </style:paragraph-properties>
      <style:text-properties style:font-name="Times New Roman1" fo:font-size="10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Text_20_body" style:class="chapter" style:master-page-name="">
      <style:paragraph-properties fo:text-align="center" style:justify-single-word="false" fo:keep-together="always" fo:orphans="0" fo:widows="0" style:page-number="auto" fo:background-color="transparent" fo:keep-with-next="always">
        <style:tab-stops/>
        <style:background-image/>
      </style:paragraph-properties>
      <style:text-properties style:font-name="Times New Roman2" fo:font-size="15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ackground-color="transparent">
        <style:tab-stops/>
        <style:background-image/>
      </style:paragraph-properties>
      <style:text-properties fo:font-size="10pt" style:text-underline-style="solid" style:text-underline-width="auto" style:text-underline-color="font-color" fo:font-weight="normal" style:font-size-asian="115%" style:font-weight-asian="bold" style:font-size-complex="115%" style:font-weight-complex="bold"/>
    </style:style>
    <style:style style:name="Code_20_Block" style:display-name="Code Block" style:family="paragraph" style:parent-style-name="Standard" style:master-page-name="">
      <style:paragraph-properties fo:margin-top="0.18cm" fo:margin-bottom="0.18cm" style:page-number="auto" fo:background-color="transparent" style:shadow="none" style:vertical-align="baseline">
        <style:tab-stops/>
        <style:background-image/>
      </style:paragraph-properties>
      <style:text-properties style:font-name="Lucida Console" fo:font-size="9pt" fo:language="zxx" fo:country="none"/>
    </style:style>
    <style:style style:name="Diagram" style:family="paragraph" style:parent-style-name="Text_20_body" style:next-style-name="Text_20_body" style:master-page-name="">
      <style:paragraph-properties fo:margin-top="0.42cm" fo:margin-bottom="0.42cm" fo:line-height="100%" fo:text-align="center" style:justify-single-word="false" fo:keep-together="always" fo:orphans="0" fo:widows="0" style:page-number="auto" fo:background-color="transparent" style:shadow="none" text:number-lines="false" text:line-number="0" style:vertical-align="top">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normal"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49cm" fo:margin-bottom="0cm" fo:text-indent="0cm" style:auto-text-indent="false" style:page-number="auto" fo:background-color="transparent" style:shadow="none">
        <style:tab-stops/>
        <style:background-image/>
      </style:paragraph-properties>
      <style:text-properties fo:font-size="10pt" fo:font-style="normal" fo:font-weight="bold" style:font-size-asian="14pt" style:font-style-asian="italic" style:font-weight-asian="bold" style:font-size-complex="14pt" style:font-style-complex="italic" style:font-weight-complex="bold"/>
    </style:style>
    <style:style style:name="Reference" style:family="paragraph" style:parent-style-name="Standard" style:master-page-name="">
      <style:paragraph-properties fo:margin-left="1cm" fo:margin-right="0cm" fo:text-indent="-1cm" style:auto-text-indent="false" style:page-number="auto" fo:background-color="transparent" style:shadow="none">
        <style:tab-stops>
          <style:tab-stop style:position="1cm"/>
        </style:tab-stops>
        <style:background-image/>
      </style:paragraph-properties>
    </style:style>
    <style:style style:name="Heading_20_1_20_page_20_break" style:display-name="Heading 1 page break" style:family="paragraph" style:parent-style-name="Heading_20_1" style:next-style-name="Text_20_body" style:default-outline-level="1" style:list-style-name="" style:master-page-name="">
      <style:paragraph-properties fo:margin-top="0cm" fo:margin-bottom="0cm" style:page-number="auto" fo:break-before="page" fo:background-color="transparent" style:shadow="none">
        <style:tab-stops/>
        <style:background-image/>
      </style:paragraph-properties>
    </style:style>
    <style:style style:name="Numbering_20_Symbols" style:display-name="Numbering Symbols" style:family="text"/>
    <style:style style:name="Code" style:family="text">
      <style:text-properties style:font-name="Lucida Console" fo:font-size="9pt" fo:language="zxx" fo:country="none" fo:background-color="transparent"/>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Reference_20_link" style:display-name="Reference link" style:family="text">
      <style:text-properties style:text-position="super 58%" style:font-name="Times New Roman1" fo:font-size="12pt" fo:language="zxx" fo:country="none" fo:background-color="transparent" style:font-name-asian="Arial Unicode MS1" style:font-size-asian="10.5pt" style:font-name-complex="Arial Unicode MS1" style:font-size-complex="10.5pt"/>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style:font-name="Arial Unicode MS"/>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7T18:14:38.75</meta:creation-date>
    <meta:editing-duration>P0D</meta:editing-duration>
    <meta:editing-cycles>1</meta:editing-cycles>
    <meta:generator>OpenOffice/4.1.2$Win32 OpenOffice.org_project/412m3$Build-9782</meta:generator>
    <meta:document-statistic meta:table-count="0" meta:image-count="0" meta:object-count="0" meta:page-count="2" meta:paragraph-count="44" meta:word-count="724" meta:character-count="4160"/>
    <meta:user-defined meta:name="Info 1"/>
    <meta:user-defined meta:name="Info 2"/>
    <meta:user-defined meta:name="Info 3"/>
    <meta:user-defined meta:name="Info 4"/>
  </office:meta>
</office:document-meta>
</file>